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33d49e" officeooo:paragraph-rsid="0033d49e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32955c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32955c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adc3a6" officeooo:paragraph-rsid="0032955c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size="11pt" officeooo:rsid="009156f5" officeooo:paragraph-rsid="0032955c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fo:font-size="11pt" officeooo:rsid="00adb543" style:font-size-asian="11pt" style:font-size-complex="11pt"/>
    </style:style>
    <style:style style:name="T3" style:family="text">
      <style:text-properties style:use-window-font-color="true" loext:opacity="0%" fo:font-size="11pt" style:font-size-asian="11pt" style:font-size-complex="11pt"/>
    </style:style>
    <style:style style:name="T4" style:family="text">
      <style:text-properties officeooo:rsid="0033d49e"/>
    </style:style>
    <style:style style:name="T5" style:family="text">
      <style:text-properties officeooo:rsid="00adb543"/>
    </style:style>
    <style:style style:name="T6" style:family="text">
      <style:text-properties officeooo:rsid="00a01ea3"/>
    </style:style>
    <style:style style:name="T7" style:family="text">
      <style:text-properties officeooo:rsid="00b03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P EliteBook x360 1030 G2</text:span></text:p>
      <text:p text:style-name="P2">Battery ❌</text:p>
      <text:p text:style-name="P3"><text:span text:style-name="T2">8</text:span><text:span text:style-name="T3">GB RAM</text:span></text:p>
      <text:p text:style-name="P4">i<text:span text:style-name="T4">5</text:span>-<text:span text:style-name="T4">7200U</text:span></text:p>
      <text:p text:style-name="P5"><text:span text:style-name="T5">2</text:span><text:span text:style-name="T6">.</text:span><text:span text:style-name="T4">5</text:span>GHz</text:p>
      <text:p text:style-name="P5">Bios <text:span text:style-name="T7">Unlock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14T11:45:57.687765400</meta:print-date>
    <dc:date>2025-11-14T11:51:08.309987900</dc:date>
    <meta:editing-duration>PT15H42M45S</meta:editing-duration>
    <meta:editing-cycles>5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6" meta:word-count="13" meta:character-count="68" meta:non-whitespace-character-count="61"/>
  </office:meta>
</office:document-meta>
</file>